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tyles.xml" manifest:media-type="text/xml"/>
  <manifest:file-entry manifest:full-path="settings.xml" manifest:media-type="text/xml"/>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8.502cm" style:rel-width="50%" table:align="center" fo:background-color="transparent">
        <style:background-image/>
      </style:table-properties>
    </style:style>
    <style:style style:name="Tabelle1.A" style:family="table-column">
      <style:table-column-properties style:column-width="1.699cm" style:rel-column-width="963*"/>
    </style:style>
    <style:style style:name="Tabelle1.B" style:family="table-column">
      <style:table-column-properties style:column-width="1.7cm" style:rel-column-width="964*"/>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1.3" style:family="table-row">
      <style:table-row-properties fo:background-color="transparent">
        <style:background-image/>
      </style:table-row-properties>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2688b2" officeooo:paragraph-rsid="002688b2" fo:background-color="transparent"/>
    </style:style>
    <style:style style:name="P3" style:family="paragraph" style:parent-style-name="Text_20_body">
      <style:text-properties officeooo:rsid="00274b2b" officeooo:paragraph-rsid="00274b2b" fo:background-color="transparent"/>
    </style:style>
    <style:style style:name="P4" style:family="paragraph" style:parent-style-name="Text_20_body">
      <style:text-properties officeooo:rsid="0028cbe7" officeooo:paragraph-rsid="0028cbe7" fo:background-color="transparent"/>
    </style:style>
    <style:style style:name="P5" style:family="paragraph" style:parent-style-name="Text_20_body">
      <style:text-properties officeooo:rsid="002a71e4" officeooo:paragraph-rsid="002a71e4" fo:background-color="transparent"/>
    </style:style>
    <style:style style:name="P6" style:family="paragraph" style:parent-style-name="Text_20_body">
      <style:text-properties officeooo:rsid="002b2dfe" officeooo:paragraph-rsid="002b2dfe" fo:background-color="transparent"/>
    </style:style>
    <style:style style:name="P7" style:family="paragraph" style:parent-style-name="Text_20_body">
      <style:text-properties officeooo:rsid="0030fbab" officeooo:paragraph-rsid="0030fbab" fo:background-color="transparent"/>
    </style:style>
    <style:style style:name="P8" style:family="paragraph" style:parent-style-name="Text_20_body">
      <style:text-properties officeooo:rsid="005d8f25" officeooo:paragraph-rsid="005d8f25" fo:background-color="transparent"/>
    </style:style>
    <style:style style:name="P9" style:family="paragraph" style:parent-style-name="Text_20_body">
      <style:text-properties officeooo:rsid="005945e6" officeooo:paragraph-rsid="005945e6"/>
    </style:style>
    <style:style style:name="P10" style:family="paragraph" style:parent-style-name="Text_20_body">
      <style:text-properties officeooo:rsid="005a4023" officeooo:paragraph-rsid="005a4023"/>
    </style:style>
    <style:style style:name="P11" style:family="paragraph" style:parent-style-name="Text_20_body">
      <style:text-properties officeooo:rsid="005ae834" officeooo:paragraph-rsid="005ae834"/>
    </style:style>
    <style:style style:name="P12" style:family="paragraph" style:parent-style-name="Text_20_body">
      <style:text-properties officeooo:rsid="005b7933" officeooo:paragraph-rsid="005b7933"/>
    </style:style>
    <style:style style:name="P13" style:family="paragraph" style:parent-style-name="Text_20_body">
      <style:text-properties officeooo:rsid="005b84dc" officeooo:paragraph-rsid="005b84dc"/>
    </style:style>
    <style:style style:name="P14" style:family="paragraph" style:parent-style-name="Text_20_body">
      <style:text-properties officeooo:rsid="005fa7cf" officeooo:paragraph-rsid="005fa7cf"/>
    </style:style>
    <style:style style:name="P15" style:family="paragraph" style:parent-style-name="Text_20_body">
      <style:text-properties officeooo:rsid="006136e5" officeooo:paragraph-rsid="006136e5"/>
    </style:style>
    <style:style style:name="P16" style:family="paragraph" style:parent-style-name="Text_20_body">
      <style:text-properties officeooo:rsid="0062fcf1" officeooo:paragraph-rsid="0062fcf1"/>
    </style:style>
    <style:style style:name="P17" style:family="paragraph" style:parent-style-name="Text_20_body">
      <style:text-properties officeooo:rsid="006cdd75" officeooo:paragraph-rsid="006cdd75"/>
    </style:style>
    <style:style style:name="P18" style:family="paragraph" style:parent-style-name="Text_20_body">
      <style:text-properties officeooo:rsid="006ef3c3" officeooo:paragraph-rsid="006ef3c3"/>
    </style:style>
    <style:style style:name="P19" style:family="paragraph" style:parent-style-name="Text_20_body">
      <style:text-properties officeooo:rsid="006f77f4" officeooo:paragraph-rsid="006f77f4"/>
    </style:style>
    <style:style style:name="P20" style:family="paragraph" style:parent-style-name="Text_20_body">
      <style:text-properties officeooo:rsid="00720433" officeooo:paragraph-rsid="00720433"/>
    </style:style>
    <style:style style:name="P21" style:family="paragraph" style:parent-style-name="Text_20_body">
      <style:text-properties officeooo:rsid="00736b09" officeooo:paragraph-rsid="00736b09"/>
    </style:style>
    <style:style style:name="P22" style:family="paragraph" style:parent-style-name="Text_20_body">
      <style:text-properties officeooo:rsid="007561b8" officeooo:paragraph-rsid="007561b8"/>
    </style:style>
    <style:style style:name="P23" style:family="paragraph" style:parent-style-name="Text_20_body">
      <style:text-properties officeooo:rsid="00776046" officeooo:paragraph-rsid="00776046"/>
    </style:style>
    <style:style style:name="P24" style:family="paragraph" style:parent-style-name="Text_20_body">
      <style:text-properties officeooo:rsid="00791569" officeooo:paragraph-rsid="00791569"/>
    </style:style>
    <style:style style:name="P25" style:family="paragraph" style:parent-style-name="Text_20_body">
      <style:text-properties officeooo:rsid="007a5f44" officeooo:paragraph-rsid="007a5f44"/>
    </style:style>
    <style:style style:name="P26" style:family="paragraph" style:parent-style-name="Text_20_body">
      <style:text-properties officeooo:rsid="007d080b" officeooo:paragraph-rsid="007d080b"/>
    </style:style>
    <style:style style:name="P27" style:family="paragraph" style:parent-style-name="Text_20_body">
      <style:text-properties officeooo:rsid="0081ad8d" officeooo:paragraph-rsid="0081ad8d"/>
    </style:style>
    <style:style style:name="P28" style:family="paragraph" style:parent-style-name="Text_20_body">
      <style:text-properties officeooo:rsid="0083ce59" officeooo:paragraph-rsid="00840fb1"/>
    </style:style>
    <style:style style:name="P29" style:family="paragraph" style:parent-style-name="Text_20_body">
      <style:text-properties officeooo:rsid="0087882e" officeooo:paragraph-rsid="0087882e"/>
    </style:style>
    <style:style style:name="P30" style:family="paragraph" style:parent-style-name="Text_20_body">
      <style:text-properties officeooo:rsid="00896bfb" officeooo:paragraph-rsid="00896bfb"/>
    </style:style>
    <style:style style:name="P31" style:family="paragraph" style:parent-style-name="Text_20_body">
      <style:text-properties officeooo:rsid="008b4b40" officeooo:paragraph-rsid="008b4b40"/>
    </style:style>
    <style:style style:name="P32" style:family="paragraph" style:parent-style-name="Subtitle">
      <style:text-properties officeooo:rsid="001f4e9b" officeooo:paragraph-rsid="001f4e9b"/>
    </style:style>
    <style:style style:name="P33" style:family="paragraph" style:parent-style-name="Subtitle">
      <style:text-properties officeooo:paragraph-rsid="001f4e9b"/>
    </style:style>
    <style:style style:name="P34" style:family="paragraph" style:parent-style-name="Title">
      <style:text-properties officeooo:rsid="001f4e9b" officeooo:paragraph-rsid="001f4e9b"/>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Heading_20_2">
      <style:text-properties officeooo:rsid="003b3757" officeooo:paragraph-rsid="003b3757"/>
    </style:style>
    <style:style style:name="P39" style:family="paragraph" style:parent-style-name="Table">
      <style:paragraph-properties fo:keep-with-next="always"/>
    </style:style>
    <style:style style:name="P40" style:family="paragraph" style:parent-style-name="Table_20_Contents">
      <style:text-properties officeooo:rsid="00679724" officeooo:paragraph-rsid="00679724"/>
    </style:style>
    <style:style style:name="P41" style:family="paragraph" style:parent-style-name="Table_20_Contents">
      <style:text-properties officeooo:rsid="006d5a51" officeooo:paragraph-rsid="006d5a51"/>
    </style:style>
    <style:style style:name="P42" style:family="paragraph" style:parent-style-name="Frame_20_contents">
      <style:text-properties officeooo:paragraph-rsid="00458057"/>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Heading_20_2">
      <style:text-properties officeooo:rsid="008de215" officeooo:paragraph-rsid="008de215"/>
    </style:style>
    <style:style style:name="P48" style:family="paragraph" style:parent-style-name="Heading_20_2">
      <style:text-properties officeooo:rsid="0090a772" officeooo:paragraph-rsid="0090a772"/>
    </style:style>
    <style:style style:name="P49" style:family="paragraph" style:parent-style-name="Heading_20_2">
      <style:text-properties officeooo:paragraph-rsid="00925458"/>
    </style:style>
    <style:style style:name="P50" style:family="paragraph" style:parent-style-name="Heading_20_3">
      <style:text-properties officeooo:rsid="004def9e" officeooo:paragraph-rsid="004def9e"/>
    </style:style>
    <style:style style:name="P51" style:family="paragraph" style:parent-style-name="Heading_20_3">
      <style:text-properties officeooo:rsid="0087882e" officeooo:paragraph-rsid="0087882e"/>
    </style:style>
    <style:style style:name="P52" style:family="paragraph" style:parent-style-name="Heading_20_3" style:list-style-name="">
      <style:text-properties officeooo:rsid="00733347" officeooo:paragraph-rsid="00733347"/>
    </style:style>
    <style:style style:name="P53" style:family="paragraph" style:parent-style-name="Heading_20_3">
      <style:paragraph-properties fo:break-before="page"/>
      <style:text-properties officeooo:rsid="00733347" officeooo:paragraph-rsid="00733347"/>
    </style:style>
    <style:style style:name="P54" style:family="paragraph" style:parent-style-name="Text_20_body">
      <style:text-properties officeooo:rsid="002592d4" officeooo:paragraph-rsid="00559822"/>
    </style:style>
    <style:style style:name="P55" style:family="paragraph" style:parent-style-name="Text_20_body">
      <style:text-properties officeooo:rsid="004def9e" officeooo:paragraph-rsid="004def9e"/>
    </style:style>
    <style:style style:name="P56" style:family="paragraph" style:parent-style-name="Text_20_body">
      <style:text-properties officeooo:rsid="00759d2e" officeooo:paragraph-rsid="00759d2e"/>
    </style:style>
    <style:style style:name="P57" style:family="paragraph" style:parent-style-name="Text_20_body">
      <style:text-properties officeooo:rsid="008e61b4" officeooo:paragraph-rsid="008e61b4"/>
    </style:style>
    <style:style style:name="P58" style:family="paragraph" style:parent-style-name="Text_20_body">
      <style:text-properties officeooo:rsid="008e896b" officeooo:paragraph-rsid="008e896b"/>
    </style:style>
    <style:style style:name="P59" style:family="paragraph" style:parent-style-name="Text_20_body">
      <style:text-properties officeooo:rsid="0090a772" officeooo:paragraph-rsid="0090a772"/>
    </style:style>
    <style:style style:name="P60" style:family="paragraph" style:parent-style-name="Text_20_body">
      <style:text-properties officeooo:rsid="00925458" officeooo:paragraph-rsid="00925458"/>
    </style:style>
    <style:style style:name="P61" style:family="paragraph">
      <style:paragraph-properties fo:text-align="center"/>
    </style:style>
    <style:style style:name="P62" style:family="paragraph">
      <style:paragraph-properties fo:text-align="center" style:writing-mode="lr-tb"/>
    </style:style>
    <style:style style:name="T1" style:family="text">
      <style:text-properties officeooo:rsid="00253369"/>
    </style:style>
    <style:style style:name="T2" style:family="text">
      <style:text-properties officeooo:rsid="001fbed0"/>
    </style:style>
    <style:style style:name="T3" style:family="text">
      <style:text-properties officeooo:rsid="001f4e9b"/>
    </style:style>
    <style:style style:name="T4" style:family="text">
      <style:text-properties officeooo:rsid="00222e85"/>
    </style:style>
    <style:style style:name="T5" style:family="text">
      <style:text-properties style:font-name="Liberation Sans" fo:font-size="18pt" officeooo:rsid="00253369" style:font-name-asian="AR PL SungtiL GB" style:font-size-asian="18pt" style:font-name-complex="Lohit Devanagari" style:font-size-complex="18pt"/>
    </style:style>
    <style:style style:name="T6" style:family="text">
      <style:text-properties officeooo:rsid="002ec1e7"/>
    </style:style>
    <style:style style:name="T7" style:family="text">
      <style:text-properties officeooo:rsid="00302c30"/>
    </style:style>
    <style:style style:name="T8" style:family="text">
      <style:text-properties officeooo:rsid="0030fbab"/>
    </style:style>
    <style:style style:name="T9" style:family="text">
      <style:text-properties officeooo:rsid="003c1148"/>
    </style:style>
    <style:style style:name="T10" style:family="text">
      <style:text-properties officeooo:rsid="003da2ae"/>
    </style:style>
    <style:style style:name="T11" style:family="text">
      <style:text-properties officeooo:rsid="0046971f"/>
    </style:style>
    <style:style style:name="T12" style:family="text">
      <style:text-properties officeooo:rsid="0046c776"/>
    </style:style>
    <style:style style:name="T13" style:family="text">
      <style:text-properties officeooo:rsid="0048c12a"/>
    </style:style>
    <style:style style:name="T14" style:family="text">
      <style:text-properties officeooo:rsid="005ae261"/>
    </style:style>
    <style:style style:name="T15" style:family="text">
      <style:text-properties officeooo:rsid="005cc112"/>
    </style:style>
    <style:style style:name="T16" style:family="text">
      <style:text-properties officeooo:rsid="005f1074"/>
    </style:style>
    <style:style style:name="T17" style:family="text">
      <style:text-properties officeooo:rsid="005fbbf1"/>
    </style:style>
    <style:style style:name="T18" style:family="text">
      <style:text-properties officeooo:rsid="0062ef96"/>
    </style:style>
    <style:style style:name="T19" style:family="text">
      <style:text-properties officeooo:rsid="0064b8e4"/>
    </style:style>
    <style:style style:name="T20" style:family="text">
      <style:text-properties officeooo:rsid="006562c0"/>
    </style:style>
    <style:style style:name="T21" style:family="text">
      <style:text-properties officeooo:rsid="006624ef"/>
    </style:style>
    <style:style style:name="T22" style:family="text">
      <style:text-properties officeooo:rsid="006cdd75"/>
    </style:style>
    <style:style style:name="T23" style:family="text">
      <style:text-properties officeooo:rsid="007015f4"/>
    </style:style>
    <style:style style:name="T24" style:family="text">
      <style:text-properties officeooo:rsid="0072509d"/>
    </style:style>
    <style:style style:name="T25" style:family="text">
      <style:text-properties officeooo:rsid="00750e5b"/>
    </style:style>
    <style:style style:name="T26" style:family="text">
      <style:text-properties officeooo:rsid="0076bb1c"/>
    </style:style>
    <style:style style:name="T27" style:family="text">
      <style:text-properties officeooo:rsid="007e715e"/>
    </style:style>
    <style:style style:name="T28" style:family="text">
      <style:text-properties officeooo:rsid="00800c62"/>
    </style:style>
    <style:style style:name="T29" style:family="text">
      <style:text-properties officeooo:rsid="0081ad8d"/>
    </style:style>
    <style:style style:name="T30" style:family="text">
      <style:text-properties officeooo:rsid="00828eb1"/>
    </style:style>
    <style:style style:name="T31" style:family="text">
      <style:text-properties officeooo:rsid="00840fb1"/>
    </style:style>
    <style:style style:name="T32" style:family="text">
      <style:text-properties officeooo:rsid="0084a4de"/>
    </style:style>
    <style:style style:name="T33" style:family="text">
      <style:text-properties officeooo:rsid="008582a9"/>
    </style:style>
    <style:style style:name="T34" style:family="text">
      <style:text-properties fo:font-size="10pt" officeooo:rsid="00458057" style:font-size-asian="10pt" style:font-size-complex="10pt"/>
    </style:style>
    <style:style style:name="T35" style:family="text">
      <style:text-properties officeooo:rsid="008b4b40"/>
    </style:style>
    <style:style style:name="T36" style:family="text">
      <style:text-properties officeooo:rsid="008c93ec"/>
    </style:style>
    <style:style style:name="T37" style:family="text">
      <style:text-properties fo:background-color="transparent" loext:char-shading-value="0"/>
    </style:style>
    <style:style style:name="T38" style:family="text">
      <style:text-properties officeooo:rsid="00360f6e" fo:background-color="transparent" loext:char-shading-value="0"/>
    </style:style>
    <style:style style:name="T39" style:family="text">
      <style:text-properties officeooo:rsid="008e61b4"/>
    </style:style>
    <style:style style:name="T40" style:family="text">
      <style:text-properties officeooo:rsid="00925458"/>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16cm" fo:min-width="0.4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textarea-horizontal-align="justify" draw:textarea-vertical-align="middle" draw:auto-grow-height="false" fo:min-height="2.312cm" fo:min-width="2.26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reference-mark-start text:name="Aufgabe"/>Aufgabe <text:span text:style-name="T1">3</text:span>: <text:span text:style-name="T1">Eisbudendilemma</text:span><text:reference-mark-end text:name="Aufgabe"/></text:p>
      <text:p text:style-name="P33"><text:span text:style-name="T3">Te</text:span><text:span text:style-name="T4">ilnahme</text:span><text:span text:style-name="T3">-ID: </text:span>57073</text:p>
      <text:p text:style-name="P32">Bearbeiter/-in dieser Aufgabe:<text:line-break/><text:span text:style-name="T5">Eric Wolf</text:span></text:p>
      <text:p text:style-name="P32"><text:date style:data-style-name="N81" text:date-value="2021-04-18T13:53:16.831457410" text:fixed="true">18.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5"><text:a xlink:type="simple" xlink:href="#__RefHeading___Toc2232_4178761632" text:style-name="Index_20_Link" text:visited-style-name="Index_20_Link">Lösungsidee<text:tab/>1</text:a></text:p>
          <text:p text:style-name="P35"><text:a xlink:type="simple" xlink:href="#__RefHeading___Toc2234_4178761632" text:style-name="Index_20_Link" text:visited-style-name="Index_20_Link">Umsetzung<text:tab/>3</text:a></text:p>
          <text:p text:style-name="P36"><text:a xlink:type="simple" xlink:href="#__RefHeading___Toc722_2259765788" text:style-name="Index_20_Link" text:visited-style-name="Index_20_Link">Vorbereitung: Parsen der Eingabedaten<text:tab/>3</text:a></text:p>
          <text:p text:style-name="P37"><text:a xlink:type="simple" xlink:href="#__RefHeading___Toc672_2259765788" text:style-name="Index_20_Link" text:visited-style-name="Index_20_Link">Quellcode<text:tab/>3</text:a></text:p>
          <text:p text:style-name="P36"><text:a xlink:type="simple" xlink:href="#__RefHeading___Toc657_1696969453" text:style-name="Index_20_Link" text:visited-style-name="Index_20_Link">Hauptprogramm<text:tab/>4</text:a></text:p>
          <text:p text:style-name="P37"><text:a xlink:type="simple" xlink:href="#__RefHeading___Toc537_1594320761" text:style-name="Index_20_Link" text:visited-style-name="Index_20_Link">Quellcode<text:tab/>5</text:a></text:p>
          <text:p text:style-name="P37"><text:a xlink:type="simple" xlink:href="#__RefHeading___Toc2081_2259765788" text:style-name="Index_20_Link" text:visited-style-name="Index_20_Link">Probleme<text:tab/>6</text:a></text:p>
          <text:p text:style-name="P35"><text:a xlink:type="simple" xlink:href="#__RefHeading___Toc2236_4178761632" text:style-name="Index_20_Link" text:visited-style-name="Index_20_Link">Beispiele<text:tab/>7</text:a></text:p>
          <text:p text:style-name="P36"><text:a xlink:type="simple" xlink:href="#__RefHeading___Toc659_1696969453" text:style-name="Index_20_Link" text:visited-style-name="Index_20_Link">eisbuden1.txt<text:tab/>7</text:a></text:p>
          <text:p text:style-name="P36"><text:a xlink:type="simple" xlink:href="#__RefHeading___Toc661_1696969453" text:style-name="Index_20_Link" text:visited-style-name="Index_20_Link">eisbuden2.txt<text:tab/>7</text:a></text:p>
          <text:p text:style-name="P36"><text:a xlink:type="simple" xlink:href="#__RefHeading___Toc663_1696969453" text:style-name="Index_20_Link" text:visited-style-name="Index_20_Link">eisbuden3.txt<text:tab/>7</text:a></text:p>
          <text:p text:style-name="P35"><text:a xlink:type="simple" xlink:href="#__RefHeading___Toc2238_4178761632" text:style-name="Index_20_Link" text:visited-style-name="Index_20_Link">Quellcode<text:tab/>7</text:a></text:p>
        </text:index-body>
      </text:table-of-content>
      <text:h text:style-name="Heading_20_1" text:outline-level="1"><text:bookmark-start text:name="__RefHeading___Toc2232_4178761632"/>Lösungsidee<text:bookmark-end text:name="__RefHeading___Toc2232_4178761632"/></text:h>
      <text:p text:style-name="P54"><text:span text:style-name="T37">Das Ziel ist Positionierung</text:span><text:span text:style-name="T38">en</text:span><text:span text:style-name="T37"> der Eisbuden zu finden gegen welche keine andere Kombination in einer Wahl eine Mehrheit an Stimmen bekommen würde.</text:span></text:p>
      <text:p text:style-name="P2">Die möglichen Positionierungen stellen alle möglichen Kombinationen der Adressen mit der Länge 3 (3 Eisbuden) dar, weil im Gegensatz zu den Permutationen die Reihenfolge der Eisbuden egal ist und nur die Menge an belegten Adressen zählt.</text:p>
      <text:p text:style-name="P2">Zudem besitzen diese Kombinationen keine Wiederholungen, weil an einer bestimmten Adresse nur eine Eisbude stehen kann und diese somit maximal einmal in einer Positionierung vorkommen kann.</text:p>
      <text:p text:style-name="P3">Um die Stabilität einer Positionierung zu ermitteln muss überprüft werden, ob sie wie am Anfang genannt gegen jede andere Kombination in einer Wahl gewinnen würde.</text:p>
      <text:p text:style-name="P4">Eine Wahl zwischen zwei Positionierungen kann simuliert werden, indem für jedes Haus die nächste Eisbude in jeder Positionierung ermittelt wird und die Positionierung mit der kürzesten Distanz zur nächsten Eisbude eine Stimme erhält.</text:p>
      <text:p text:style-name="P5"><text:soft-page-break/>Dabei werden jedoch zwei Simulationen gleichzeitig durchgeführt, weil man aus dem Ausgang der Wahl zwischen den Kombinationen X und Y auf des Ergebnis der Wahl zwischen den Kombinationen Y und X schließen kann.</text:p>
      <text:p text:style-name="P5">Konkret bedeutet das, dass beim Wahlerfolg der Kombination X im ersten Fall die Kombination Y im zweiten Fall verlieren würde.</text:p>
      <text:p text:style-name="P6">Dies kann genutzt werden um <text:span text:style-name="T6">die Anzahl der Simulationen von</text:span> <draw:frame draw:style-name="fr1" draw:name="Objekt1" text:anchor-type="as-char" svg:y="-0.437cm" svg:width="0.893cm" svg:height="0.527cm" draw:z-index="0"><draw:object xlink:href="./Object 1" xlink:type="simple" xlink:show="embed" xlink:actuate="onLoad"/><draw:image xlink:href="./ObjectReplacements/Object 1" xlink:type="simple" xlink:show="embed" xlink:actuate="onLoad"/></draw:frame><text:span text:style-name="T6">(n ist die Anzahl der </text:span><text:span text:style-name="T8">möglichen Positionierungen</text:span><text:span text:style-name="T6">) auf </text:span><text:span text:style-name="T6"><draw:frame draw:style-name="fr1" draw:name="Objekt2" text:anchor-type="as-char" svg:y="-0.603cm" svg:width="0.746cm" svg:height="1.057cm" draw:z-index="1"><draw:object xlink:href="./Object 2" xlink:type="simple" xlink:show="embed" xlink:actuate="onLoad"/><draw:image xlink:href="./ObjectReplacements/Object 2" xlink:type="simple" xlink:show="embed" xlink:actuate="onLoad"/></draw:frame></text:span><text:span text:style-name="T7">zu reduzieren.</text:span></text:p>
      <text:p text:style-name="P7">Diese Anzahl rührt daher, dass durch das bereits erläuterte Ermitteln des Ergebnisses einer Simulation aus dem Ergebnis einer anderen Simulation mit den gleichen Kandidaten die Reihenfolge der Positionierungen beim Simulieren einer Wahl egal ist.</text:p>
      <text:p text:style-name="P7">Dadurch stellen diese keine Permutationen sondern Kombinationen der Menge an möglichen Positionierungen dar, wessen Anzahl durch den Binomialkoeffizienten mit den Parametern <text:s text:c="13"/>n = Anzahl möglicher Positionierungen und k = Länge der Kombinationen (2 pro Wahl) ermittelt werden kann.</text:p>
      <text:h text:style-name="P46" text:outline-level="1"><text:bookmark-start text:name="__RefHeading___Toc2234_4178761632"/>Umsetzung<text:bookmark-end text:name="__RefHeading___Toc2234_4178761632"/></text:h>
      <text:p text:style-name="P10">Die nachfolgend beschriebene Umsetzung wurde in Python (Version 3.7) geschrieben.</text:p>
      <text:h text:style-name="P38" text:outline-level="2"><text:bookmark-start text:name="__RefHeading___Toc722_2259765788"/>Vorbereitung: Parsen der Eingabedaten<text:bookmark-end text:name="__RefHeading___Toc722_2259765788"/></text:h>
      <text:p text:style-name="Text_20_body">Zuerst werden die Daten des Dorfes eingelesen, was die Funktion „parse_input“ übernimmt.</text:p>
      <text:p text:style-name="Text_20_body">Ihr wird ein bereits geöffneter Datenstrom übergeben, was das flexible Parsen von unterschiedlichen Quellen wie von Dateien oder der Standarteingabe ermöglicht.</text:p>
      <text:p text:style-name="Text_20_body">Von diesem ließt sie die erste Zeile und teilt sie an <text:span text:style-name="T9">nicht druckbaren Zeichen in Gruppen von druckbaren Zeichen.</text:span></text:p>
      <text:p text:style-name="Text_20_body">Von diesen wird wiederum die erste in eine Ganzzahl geparst, sie stellt den Umfang des Teiches <text:span text:style-name="T10">in Schritten dar</text:span> dar.</text:p>
      <text:p text:style-name="Text_20_body">Obwohl man nach dem letzten Schritt am Ort des 0ten Schrittes ankommt <text:span text:style-name="T11">und so bei einem Umfang von X die Adresse X nicht existiert </text:span>stellt der Umfang die Anzahl an Adressen dar, weil der 0te Schritt bereits die Adresse 0 (Kirche) besitzt und so die Adressen 0 bis <text:span text:style-name="T12">X</text:span> – 1 existieren.</text:p>
      <text:p text:style-name="Text_20_body"><draw:custom-shape text:anchor-type="paragraph" draw:z-index="6" draw:name="Form2_2" draw:style-name="gr2" draw:text-style-name="P62" svg:width="0.586cm" svg:height="0.586cm" svg:x="8.086cm" svg:y="0.168cm"><text:p text:style-name="P62">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2_3" draw:style-name="gr2" draw:text-style-name="P62" svg:width="0.586cm" svg:height="0.586cm" svg:x="6.481cm" svg:y="0.224cm"><text:p text:style-name="P62">5</text:p><draw:enhanced-geometry svg:viewBox="0 0 21600 21600" draw:glue-points="10800 0 3163 3163 0 10800 3163 18437 10800 21600 18437 18437 21600 10800 18437 3163" draw:text-areas="3163 3163 18437 18437" draw:type="ellipse" draw:enhanced-path="U 10800 10800 10800 10800 0 360 Z N"/></draw:custom-shape><text:s/></text:p>
      <text:p text:style-name="Text_20_body"><draw:custom-shape text:anchor-type="paragraph" draw:z-index="2" draw:name="Form1" draw:style-name="gr3" draw:text-style-name="P61" svg:width="3.195cm" svg:height="3.269cm" svg:x="6.061cm" svg:y="0.118cm"><text:p text:style-name="P42"><text:span text:style-name="T34">See mit einem Umfang von 9 Schritt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2" draw:text-style-name="P62" svg:width="0.586cm" svg:height="0.586cm" svg:x="8.936cm" svg:y="3.025cm"><text:p text:style-name="P62">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2_0" draw:style-name="gr2" draw:text-style-name="P62" svg:width="0.586cm" svg:height="0.586cm" svg:x="9.502cm" svg:y="1.649cm"><text:p text:style-name="P62">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2_1" draw:style-name="gr2" draw:text-style-name="P62" svg:width="0.586cm" svg:height="0.586cm" svg:x="9.257cm" svg:y="0.323cm"><text:p text:style-name="P62">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2_4" draw:style-name="gr2" draw:text-style-name="P62" svg:width="0.586cm" svg:height="0.586cm" svg:x="5.323cm" svg:y="0.515cm"><text:p text:style-name="P62">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2_5" draw:style-name="gr2" draw:text-style-name="P62" svg:width="0.586cm" svg:height="0.586cm" svg:x="5.288cm" svg:y="2.044cm"><text:p text:style-name="P62">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2_6" draw:style-name="gr2" draw:text-style-name="P62" svg:width="0.586cm" svg:height="0.586cm" svg:x="6.062cm" svg:y="3.235cm"><text:p text:style-name="P62">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2_7" draw:style-name="gr2" draw:text-style-name="P62" svg:width="0.586cm" svg:height="0.586cm" svg:x="7.442cm" svg:y="3.821cm"><text:p text:style-name="P62">0</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Form3" draw:style-name="gr1" draw:text-style-name="P61" svg:x1="8.027cm" svg:y1="4.01cm" svg:x2="9.048cm" svg:y2="3.5cm"><text:p/></draw:line><draw:line text:anchor-type="paragraph" draw:z-index="13" draw:name="Form4" draw:style-name="gr1" draw:text-style-name="P61" svg:x1="9.426cm" svg:y1="3.025cm" svg:x2="9.728cm" svg:y2="2.235cm"><text:p/></draw:line><draw:line text:anchor-type="paragraph" draw:z-index="14" draw:name="Form5" draw:style-name="gr1" draw:text-style-name="P61" svg:x1="9.803cm" svg:y1="1.649cm" svg:x2="9.671cm" svg:y2="0.908cm"><text:p/></draw:line><draw:line text:anchor-type="paragraph" draw:z-index="15" draw:name="Form6" draw:style-name="gr1" draw:text-style-name="P61" svg:x1="9.407cm" svg:y1="0.414cm" svg:x2="8.671cm" svg:y2="-0.168cm"><text:p/></draw:line><draw:line text:anchor-type="paragraph" draw:z-index="16" draw:name="Form7" draw:style-name="gr1" draw:text-style-name="P61" svg:x1="8.086cm" svg:y1="-0.298cm" svg:x2="7.066cm" svg:y2="-0.224cm"><text:p/></draw:line><draw:line text:anchor-type="paragraph" draw:z-index="17" draw:name="Form8" draw:style-name="gr1" draw:text-style-name="P61" svg:x1="6.481cm" svg:y1="-0.164cm" svg:x2="5.779cm" svg:y2="0.515cm"><text:p/></draw:line><draw:line text:anchor-type="paragraph" draw:z-index="18" draw:name="Form9" draw:style-name="gr1" draw:text-style-name="P61" svg:x1="5.57cm" svg:y1="1.101cm" svg:x2="5.609cm" svg:y2="2.045cm"><text:p/></draw:line><draw:line text:anchor-type="paragraph" draw:z-index="19" draw:name="Form10" draw:style-name="gr1" draw:text-style-name="P61" svg:x1="5.666cm" svg:y1="2.63cm" svg:x2="6.156cm" svg:y2="3.387cm"><text:p/></draw:line><draw:line text:anchor-type="paragraph" draw:z-index="20" draw:name="Form11" draw:style-name="gr1" draw:text-style-name="P61" svg:x1="6.555cm" svg:y1="3.649cm" svg:x2="7.442cm" svg:y2="4.065cm"><text:p/></draw:line></text:p>
      <text:p text:style-name="Text_20_body"/>
      <text:p text:style-name="Text_20_body"/>
      <text:p text:style-name="Text_20_body"/>
      <text:p text:style-name="Text_20_body"/>
      <text:p text:style-name="Text_20_body"/>
      <text:p text:style-name="Text_20_body"><text:bookmark-start text:name="__RefHeading___Toc666_2259765788"/>Die Anzahl an Häusern wird verworfen, sie wird beim nächsten Schritt nicht benötigt.<text:bookmark-end text:name="__RefHeading___Toc666_2259765788"/></text:p>
      <text:p text:style-name="Text_20_body"><text:bookmark-start text:name="__RefHeading___Toc668_2259765788"/>Danach wird die nächste Zeile eingelesen und wieder an nicht druckbaren <text:span text:style-name="T13">Zeichen in Gruppen druckbarer Zeichen geteilt, welche jeweils in eine Ganzzahl geparst werden und die Häuser darstellen.</text:span><text:bookmark-end text:name="__RefHeading___Toc668_2259765788"/></text:p>
      <text:p text:style-name="Text_20_body"><text:bookmark-start text:name="__RefHeading___Toc670_2259765788"/>Zum Schluss werden die ermittelten Daten zurückgegeben.<text:bookmark-end text:name="__RefHeading___Toc670_2259765788"/></text:p>
      <text:h text:style-name="P50" text:outline-level="3"><text:bookmark-start text:name="__RefHeading___Toc672_2259765788"/>Quellcode<text:bookmark-end text:name="__RefHeading___Toc672_2259765788"/></text:h>
      <text:p text:style-name="P55">Funktion „parse_input“.</text:p>
      <text:p text:style-name="P55"/>
      <text:p text:style-name="P55"/>
      <text:p text:style-name="P55"/>
      <text:h text:style-name="P47" text:outline-level="2"><text:bookmark-start text:name="__RefHeading___Toc657_1696969453"/><text:soft-page-break/>Hauptprogramm<text:bookmark-end text:name="__RefHeading___Toc657_1696969453"/></text:h>
      <text:p text:style-name="P9">Für das Testen aller Kombinationen von Positionierungen werden <text:span text:style-name="T14">zuerst alle Adressen ermittelt, welche wie bereits erläutert von 0 bis Umfang-1 gehen.</text:span></text:p>
      <text:p text:style-name="P11">Da die in Python integrierte Funktion „range“ für eine Zahl n alle Zahlen von 0 bis n-1 ausgibt wird diese zum ermitteln verwendet.</text:p>
      <text:p text:style-name="P12">Danach werden alle möglichen Positionierungen mit der Funktion „combinations“ des in Python intrigierten Moduls „itertools“ generiert, wobei dieser dabei die durch „range“ ermittelten Adressen und die über die Kommandozeile übergebene Anzahl an Buden <text:span text:style-name="T32">(im Normalfall 3) </text:span>übergeben werden.</text:p>
      <text:p text:style-name="P13">Diese werden in einem Array gespeichert, <text:span text:style-name="T15">damit beim Ausprobieren aller Kombinationen dieser keine Positionierung erneut ermittelt werden muss.</text:span></text:p>
      <text:p text:style-name="P14">Da beim nachfolgenden Durchprobieren immer zwei Positionierungen pro Wahlsimulation getestet werden muss für jede Positionierung die Anzahl an besseren <text:span text:style-name="T17">Positionierungen gespeichert werden, was in einem Array stattfindet welches mit Nullen initialisiert wird.</text:span></text:p>
      <text:p text:style-name="P16">Daraufhin werden für jede Positionierung Wahlsimulationen durchgeführt und die Anzahl an besseren Positionierungen des Verlierers <text:span text:style-name="T19">jeweils </text:span>um Eins erhöht.</text:p>
      <text:p text:style-name="P15">Da wie in der Lösungsidee erläutert <text:span text:style-name="T18">nur alle Kombinationen, nicht Permutationen an Positionierungen getestet werden müssen </text:span><text:span text:style-name="T22">müssen</text:span><text:span text:style-name="T20"> für jede </text:span><text:span text:style-name="T21">Positionierung nur Wahlsimulationen mit Positionierungen stattfinden, welche einen höheren Index als sie selbst haben.</text:span></text:p>
      <text:p text:style-name="P39">Tabelle <text:sequence text:ref-name="refTable0" text:name="Table" text:formula="ooow:Table+1" style:num-format="1">1</text:sequence>: durchgeführte Simulationen bei 4 Positionierungen</text:p>
      <table:table table:name="Tabelle1" table:style-name="Tabelle1">
        <table:table-column table:style-name="Tabelle1.A"/>
        <table:table-column table:style-name="Tabelle1.B"/>
        <table:table-column table:style-name="Tabelle1.A"/>
        <table:table-column table:style-name="Tabelle1.B" table:number-columns-repeated="2"/>
        <table:table-row table:style-name="TableLine105509840">
          <table:table-cell table:style-name="Tabelle1.A1" office:value-type="string">
            <text:p text:style-name="Table_20_Contents"/>
          </table:table-cell>
          <table:table-cell table:style-name="Tabelle1.A1" office:value-type="string">
            <text:p text:style-name="P41">0</text:p>
          </table:table-cell>
          <table:table-cell table:style-name="Tabelle1.A1" office:value-type="string">
            <text:p text:style-name="P41">1</text:p>
          </table:table-cell>
          <table:table-cell table:style-name="Tabelle1.A1" office:value-type="string">
            <text:p text:style-name="P41">2</text:p>
          </table:table-cell>
          <table:table-cell table:style-name="Tabelle1.E1" office:value-type="string">
            <text:p text:style-name="P41">3</text:p>
          </table:table-cell>
        </table:table-row>
        <table:table-row table:style-name="TableLine105583392">
          <table:table-cell table:style-name="Tabelle1.A2" office:value-type="string">
            <text:p text:style-name="P41">0</text:p>
          </table:table-cell>
          <table:table-cell table:style-name="Tabelle1.A2" office:value-type="string">
            <text:p text:style-name="P40"/>
          </table:table-cell>
          <table:table-cell table:style-name="Tabelle1.A2" office:value-type="string">
            <text:p text:style-name="P40">X</text:p>
          </table:table-cell>
          <table:table-cell table:style-name="Tabelle1.A2" office:value-type="string">
            <text:p text:style-name="P40">X</text:p>
          </table:table-cell>
          <table:table-cell table:style-name="Tabelle1.E2" office:value-type="string">
            <text:p text:style-name="P40">X</text:p>
          </table:table-cell>
        </table:table-row>
        <table:table-row table:style-name="Tabelle1.3">
          <table:table-cell table:style-name="Tabelle1.A2" office:value-type="string">
            <text:p text:style-name="P41">1</text:p>
          </table:table-cell>
          <table:table-cell table:style-name="Tabelle1.A2" office:value-type="string">
            <text:p text:style-name="Table_20_Contents"/>
          </table:table-cell>
          <table:table-cell table:style-name="Tabelle1.A2" office:value-type="string">
            <text:p text:style-name="P40"/>
          </table:table-cell>
          <table:table-cell table:style-name="Tabelle1.A2" office:value-type="string">
            <text:p text:style-name="P40">X</text:p>
          </table:table-cell>
          <table:table-cell table:style-name="Tabelle1.E2" office:value-type="string">
            <text:p text:style-name="P40">X</text:p>
          </table:table-cell>
        </table:table-row>
        <table:table-row table:style-name="TableLine105614640">
          <table:table-cell table:style-name="Tabelle1.A2" office:value-type="string">
            <text:p text:style-name="P41">2</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P40"/>
          </table:table-cell>
          <table:table-cell table:style-name="Tabelle1.E2" office:value-type="string">
            <text:p text:style-name="P40">X</text:p>
          </table:table-cell>
        </table:table-row>
        <table:table-row table:style-name="TableLine105616176">
          <table:table-cell table:style-name="Tabelle1.A2" office:value-type="string">
            <text:p text:style-name="P41">3</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E2" office:value-type="string">
            <text:p text:style-name="P40"/>
          </table:table-cell>
        </table:table-row>
      </table:table>
      <text:p text:style-name="P13"/>
      <text:p text:style-name="P17">Wie in der Tabelle ersichtlich werden dadurch doppelte Simulationen (Simulationen mit vertauschten Kandidaten) vermieden und alle Kombinationen ausprobiert.</text:p>
      <text:p text:style-name="P18">Nach dem durchlaufen aller Simulationen für eine Positionierung wird beim Fehlen von besseren Positionierungen (Anzahl an besseren Positionierungen ist 0) diese ausgegeben.</text:p>
      <text:p text:style-name="P19">Da bei mehreren stabilen Positionierungen Wahlen zwischen diesen immer in einem Unentschieden <text:span text:style-name="T23">enden und so immer scheitern könnte es einem Dorfbewohner, welcher einfach nur keine andauernden Verschiebungen der Eisbuden möchte genügen eine stabile Positionierung zu erfahren.</text:span></text:p>
      <text:p text:style-name="P20">Da aber egoistische Dorfbewohner bei mehreren sich die mit der kürzesten Distanz zur nächsten Bude aussuchen möchten kann dem Programm über die Kommandozeile mitgeteilt werden ob eine <text:soft-page-break/><text:span text:style-name="T36">einzige</text:span> stabile Position <text:span text:style-name="T24">aus</text:span>reicht, in welchem Fall das Durchlaufen der Positionierungen nach der ersten stabilen abgebrochen wird um Rechenzeit zu sparen.</text:p>
      <text:p text:style-name="P22">Die bereits erwähnten Wahlsimulationen sind so implementiert, dass wie in der Lösungsidee alle Häuser durchlaufen werden und beim <text:span text:style-name="T39">V</text:span>erkürzen der Distanz zur nächsten Eisbude für ein Versetzen gestimmt wird.</text:p>
      <text:p text:style-name="P23">Die <text:s/>Distanz wird durch die in Python eingebaute Funktion „min“ aus den Distanzen eines Hauses du allen Eisbuden ermittelt, wobei für jede Eisbude zwei Distanzen (im und gegen den Uhrzeigersinn um den See herum) zu einem Haus existieren.</text:p>
      <text:p text:style-name="P24">Die erste wird durch das Subtrahieren der Adresse des Hauses von der Adresse des Standes ermittelt, wobei diese negativ sein kann und deswegen mit der Funktion „abs“ mit einem positiven Vorzeichen versehen wird.</text:p>
      <text:p text:style-name="P25">Die andere wird ermittelt, indem von der ersten der Umfang des Sees subtrahiert wird, wobei diese auch negativ sein kann und deswegen „abs“ angewendet wird.</text:p>
      <text:p text:style-name="P26">Als Distanz einer Eisbude wird die jeweils kleinere verwendet.</text:p>
      <text:p text:style-name="P56">Anschließend wird <text:span text:style-name="T39">ein Wahlerfolg </text:span>zurückgegeben, <text:span text:style-name="T39">wenn</text:span> die Anzahl an Zustimmungen eine Mehrheit bilde<text:span text:style-name="T26">t</text:span> <text:span text:style-name="T26">(also die Abstimmung erfolgreich war) </text:span>indem überprüft wird ob die Anzahl dieser größer als die Hälfte aller Häuser ist.</text:p>
      <text:p text:style-name="P57">Ist diese jedoch kleiner als die Hälfte wird ein Fehlschlag zurückgegeben.</text:p>
      <text:p text:style-name="P58">Da beim Gleichstand einer Wahl keiner der beiden Kandidaten ein Verlierer ist wird ein Gleichstand zurückgegeben, damit Positionierungen nicht Gleichstände als bessere Positionierungen angerechnet werden.</text:p>
      <text:h text:style-name="P51" text:outline-level="3"><text:bookmark-start text:name="__RefHeading___Toc537_1594320761"/>Quellcode<text:bookmark-end text:name="__RefHeading___Toc537_1594320761"/></text:h>
      <text:p text:style-name="P29">Klasse „Village“ und Funktion „main“.</text:p>
      <text:h text:style-name="P52" text:outline-level="3"/>
      <text:h text:style-name="P53" text:outline-level="3"><text:bookmark-start text:name="__RefHeading___Toc2081_2259765788"/>Probleme<text:bookmark-end text:name="__RefHeading___Toc2081_2259765788"/></text:h>
      <text:p text:style-name="P21">Da beim Brute-Force alle Kombinationen an Positionierungen (welche wiederum die Kombinationen der Adressen darstellen) durchlaufen werden <text:span text:style-name="T25">beträgt die Laufzeitkomplexität </text:span><text:span text:style-name="T33">im Falle von 3 Buden</text:span><text:span text:style-name="T25"> </text:span><text:span text:style-name="T25"><draw:frame draw:style-name="fr1" draw:name="Objekt3" text:anchor-type="as-char" svg:y="-0.928cm" svg:width="2.736cm" svg:height="1.702cm" draw:z-index="22"><draw:object xlink:href="./Object 3" xlink:type="simple" xlink:show="embed" xlink:actuate="onLoad"/><draw:image xlink:href="./ObjectReplacements/Object 3" xlink:type="simple" xlink:show="embed" xlink:actuate="onLoad"/></draw:frame></text:span><text:span text:style-name="T25">, </text:span><text:span text:style-name="T28">was dafür sorgt das nur die ersten </text:span><text:span text:style-name="T30">drei</text:span><text:span text:style-name="T28"> Beispiele berechnet werden </text:span><text:span text:style-name="T29">konnten</text:span>.</text:p>
      <text:p text:style-name="P28">Da <text:span text:style-name="T31">bei einer</text:span> Wahlsimulation zudem <text:span text:style-name="T31">alle Häuser durchlaufen werden</text:span> beträgt die Laufzeitkomplexität am Ende (<text:span text:style-name="T31">ohne Betrachtung der Anzahl an Buden</text:span>)<text:span text:style-name="T31"> </text:span>sogar <draw:frame draw:style-name="fr1" draw:name="Objekt5" text:anchor-type="as-char" svg:y="-0.928cm" svg:width="5.576cm" svg:height="1.702cm" draw:z-index="23"><draw:object xlink:href="./Object 5" xlink:type="simple" xlink:show="embed" xlink:actuate="onLoad"/><draw:image xlink:href="./ObjectReplacements/Object 5" xlink:type="simple" xlink:show="embed" xlink:actuate="onLoad"/></draw:frame>.</text:p>
      <text:p text:style-name="P30">Man könnte zwar das Simulieren von Wahlen einer Positionierung abbrechen wenn ersichtlich ist das sie nicht stabil ist (wenn sie in einer Wahl verliert), was jedoch durch das Simulieren zwei<text:span text:style-name="T35">er</text:span> Wahlen gleichzeitig das Finden von besseren Positionierungen von anderen Positionierungen verhindern und so zu falschen Ergebnissen führen kann.</text:p>
      <text:p text:style-name="P31">Man könnte dynamisches Programmieren benutzen und speichern welche Simulationen man bereits durchgeführt hat, was jedoch durch die Anzahl an Kombinationen zu einem enormen Speicherbedarf führen würde.</text:p>
      <text:p text:style-name="P27">Da mir keine bessere Lösung eingefallen ist kann ich diese Laufzeit nicht verringern und so auch keine weiteren Beispiele lösen.</text:p>
      <text:h text:style-name="P46" text:outline-level="1"><text:bookmark-start text:name="__RefHeading___Toc2236_4178761632"/>Beispiele<text:bookmark-end text:name="__RefHeading___Toc2236_4178761632"/></text:h>
      <text:h text:style-name="P48" text:outline-level="2"><text:bookmark-start text:name="__RefHeading___Toc659_1696969453"/>eisbuden1.txt<text:bookmark-end text:name="__RefHeading___Toc659_1696969453"/></text:h>
      <text:p text:style-name="P59">Ausgabe: nicht<text:span text:style-name="T40">s</text:span>, es gibt keine stabilen Positionierungen</text:p>
      <text:p text:style-name="P59">Zeit: 8s</text:p>
      <text:h text:style-name="Heading_20_2" text:outline-level="2"><text:bookmark-start text:name="__RefHeading___Toc661_1696969453"/>eisbuden2.txt<text:bookmark-end text:name="__RefHeading___Toc661_1696969453"/></text:h>
      <text:p text:style-name="P60">Ausgabe: nichts, es gibt keine stabilen Positionierungen</text:p>
      <text:p text:style-name="P60">Zeit: 85m</text:p>
      <text:h text:style-name="P49" text:outline-level="2"><text:bookmark-start text:name="__RefHeading___Toc663_1696969453"/>eisbuden<text:span text:style-name="T40">3</text:span>.txt<text:bookmark-end text:name="__RefHeading___Toc663_1696969453"/></text:h>
      <text:p text:style-name="P60">Ausgabe: nichts, es gibt keine stabilen Positionierungen</text:p>
      <text:p text:style-name="P60">Zeit: 85m</text:p>
      <text:h text:style-name="Heading_20_1" text:outline-level="1"><text:bookmark-start text:name="__RefHeading___Toc2238_4178761632"/>Quellcode<text:bookmark-end text:name="__RefHeading___Toc2238_4178761632"/></text:h>
      <text:p text:style-name="P8">siehe Python Script „A3.<text:span text:style-name="T16">py</text:span>“ in „Aufgabe3-Implementierung“.</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3369"/>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3: Eisbudendilemma</text:span><text:tab/><text:tab/><text:span text:style-name="MT2">Teilnahme-ID: </text:span>57073</text:p>
      </style:header>
      <style:header-first>
        <text:p text:style-name="Header"/>
      </style:header-first>
      <style:footer>
        <text:p text:style-name="Footer"><text:tab/><text:page-number text:select-page="current">7</text:page-number>/<text:page-count>7</text:page-count></text:p>
      </style:footer>
      <style:footer-first>
        <text:p text:style-name="Footer"><text:tab/><text:page-number text:select-page="current">1</text:page-number>/<text:page-count>7</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9T21:11:18.752476792</meta:creation-date>
    <meta:editing-duration>P0D</meta:editing-duration>
    <meta:editing-cycles>1</meta:editing-cycles>
    <meta:generator>LibreOffice/7.1.1.2$Linux_X86_64 LibreOffice_project/fe0b08f4af1bacafe4c7ecc87ce55bb426164676</meta:generator>
    <meta:document-statistic meta:table-count="1" meta:image-count="0" meta:object-count="4" meta:page-count="7" meta:paragraph-count="101" meta:word-count="1262" meta:character-count="8832" meta:non-whitespace-character-count="7651"/>
  </office:meta>
</office:document-meta>
</file>

<file path=Object 1/content.xml><?xml version="1.0" encoding="utf-8"?>
<math xmlns="http://www.w3.org/1998/Math/MathML" display="block">
  <semantics>
    <msup>
      <mi>n</mi>
      <mrow>
        <mi>n</mi>
        <mo stretchy="false">−</mo>
        <mn>1</mn>
      </mrow>
    </msup>
    <annotation encoding="StarMath 5.0">n^{n - 1} </annotation>
  </semantics>
</math>
</file>

<file path=Object 2/content.xml><?xml version="1.0" encoding="utf-8"?>
<math xmlns="http://www.w3.org/1998/Math/MathML" display="block">
  <semantics>
    <mrow>
      <mo fence="true" form="prefix" stretchy="true">(</mo>
      <mrow>
        <mtable>
          <mtr>
            <mtd>
              <mi>n</mi>
            </mtd>
          </mtr>
          <mtr>
            <mtd>
              <mn>2</mn>
            </mtd>
          </mtr>
        </mtable>
      </mrow>
      <mo fence="true" form="postfix" stretchy="true">)</mo>
    </mrow>
    <annotation encoding="StarMath 5.0">left ( binom n 2 right )</annotation>
  </semantics>
</math>
</file>

<file path=Object 3/content.xml><?xml version="1.0" encoding="utf-8"?>
<math xmlns="http://www.w3.org/1998/Math/MathML" display="block">
  <semantics>
    <mrow>
      <mi>O</mi>
      <mrow>
        <mo fence="true" form="prefix" stretchy="false">(</mo>
        <mrow>
          <mrow>
            <mo fence="true" form="prefix" stretchy="true">(</mo>
            <mrow>
              <mtable>
                <mtr>
                  <mtd>
                    <mrow>
                      <mo fence="true" form="prefix" stretchy="true">(</mo>
                      <mrow>
                        <mtable>
                          <mtr>
                            <mtd>
                              <mi mathvariant="italic">umfang</mi>
                            </mtd>
                          </mtr>
                          <mtr>
                            <mtd>
                              <mn>3</mn>
                            </mtd>
                          </mtr>
                        </mtable>
                      </mrow>
                      <mo fence="true" form="postfix" stretchy="true">)</mo>
                    </mrow>
                  </mtd>
                </mtr>
                <mtr>
                  <mtd>
                    <mn>2</mn>
                  </mtd>
                </mtr>
              </mtable>
            </mrow>
            <mo fence="true" form="postfix" stretchy="true">)</mo>
          </mrow>
        </mrow>
        <mo fence="true" form="postfix" stretchy="false">)</mo>
      </mrow>
    </mrow>
    <annotation encoding="StarMath 5.0">O ( left ( binom left ( binom umfang 3 right ) 2 right ) )</annotation>
  </semantics>
</math>
</file>

<file path=Object 5/content.xml><?xml version="1.0" encoding="utf-8"?>
<math xmlns="http://www.w3.org/1998/Math/MathML" display="block">
  <semantics>
    <mrow>
      <mi>O</mi>
      <mrow>
        <mo fence="true" form="prefix" stretchy="false">(</mo>
        <mrow>
          <mrow>
            <mrow>
              <mrow>
                <mo fence="true" form="prefix" stretchy="true">(</mo>
                <mrow>
                  <mtable>
                    <mtr>
                      <mtd>
                        <mrow>
                          <mo fence="true" form="prefix" stretchy="true">(</mo>
                          <mrow>
                            <mtable>
                              <mtr>
                                <mtd>
                                  <mi mathvariant="italic">umfang</mi>
                                </mtd>
                              </mtr>
                              <mtr>
                                <mtd>
                                  <mn>3</mn>
                                </mtd>
                              </mtr>
                            </mtable>
                          </mrow>
                          <mo fence="true" form="postfix" stretchy="true">)</mo>
                        </mrow>
                      </mtd>
                    </mtr>
                    <mtr>
                      <mtd>
                        <mn>2</mn>
                      </mtd>
                    </mtr>
                  </mtable>
                </mrow>
                <mo fence="true" form="postfix" stretchy="true">)</mo>
              </mrow>
              <mo stretchy="false">∗</mo>
              <mi mathvariant="italic">Anzahl</mi>
            </mrow>
            <mi mathvariant="italic">Häuser</mi>
          </mrow>
        </mrow>
        <mo fence="true" form="postfix" stretchy="false">)</mo>
      </mrow>
    </mrow>
    <annotation encoding="StarMath 5.0">O ( left ( binom left ( binom umfang 3 right ) 2 right ) * Anzahl Häuser)</annotation>
  </semantics>
</math>
</file>